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1ab8fc"/>
    </style:style>
    <style:style style:name="P4" style:family="paragraph" style:parent-style-name="Standard">
      <style:paragraph-properties fo:margin-top="0cm" fo:margin-bottom="0cm" style:contextual-spacing="false"/>
      <style:text-properties fo:font-size="10pt" officeooo:paragraph-rsid="001ab8fc" style:font-size-asian="10pt" style:font-size-complex="10pt"/>
    </style:style>
    <style:style style:name="P5" style:family="paragraph" style:parent-style-name="Standard">
      <style:paragraph-properties fo:margin-top="0cm" fo:margin-bottom="0.282cm" style:contextual-spacing="false" fo:line-height="100%"/>
      <style:text-properties fo:color="#393d40" fo:font-size="12pt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fo:font-size="10pt" officeooo:rsid="001ab8fc" officeooo:paragraph-rsid="001ab8fc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fo:color="#000000" fo:font-size="10pt" fo:font-weight="normal" officeooo:rsid="001ab8fc" officeooo:paragraph-rsid="001ab8fc" fo:background-color="#fffff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color="#000000" fo:font-size="10pt" fo:font-weight="normal" officeooo:rsid="001af6cc" officeooo:paragraph-rsid="001ab8fc" fo:background-color="#fffff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fo:font-size="10pt" fo:font-weight="normal" officeooo:rsid="001af6cc" officeooo:paragraph-rsid="001af6cc" fo:background-color="#ffffff" style:font-size-asian="10pt" style:font-weight-asian="normal" style:font-size-complex="10pt" style:font-weight-complex="normal"/>
    </style:style>
    <style:style style:name="P10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color="#393d40" fo:font-size="12pt" fo:background-color="#ffffff" style:font-size-asian="12pt" style:font-size-complex="12pt"/>
    </style:style>
    <style:style style:name="T2" style:family="text">
      <style:text-properties fo:color="#393d40" fo:font-size="12pt" fo:font-weight="bold" fo:background-color="#ffffff" style:font-size-asian="12pt" style:font-weight-asian="bold" style:font-size-complex="12pt"/>
    </style:style>
    <style:style style:name="T3" style:family="text">
      <style:text-properties officeooo:rsid="001ab8fc"/>
    </style:style>
    <style:style style:name="T4" style:family="text">
      <style:text-properties fo:color="#000000" fo:font-weight="normal" officeooo:rsid="00067f66" fo:background-color="#ffffff" style:font-weight-asian="normal" style:font-weight-complex="normal"/>
    </style:style>
    <style:style style:name="T5" style:family="text">
      <style:text-properties fo:color="#000000" fo:font-weight="normal" officeooo:rsid="001ab8fc" fo:background-color="#ffffff" style:font-weight-asian="normal" style:font-weight-complex="normal"/>
    </style:style>
    <style:style style:name="T6" style:family="text">
      <style:text-properties fo:color="#000000" fo:font-weight="normal" officeooo:rsid="000a14d8" fo:background-color="#ffffff" style:font-weight-asian="normal" style:font-weight-complex="normal"/>
    </style:style>
    <style:style style:name="T7" style:family="text">
      <style:text-properties fo:color="#000000" fo:font-weight="normal" officeooo:rsid="0008711a" fo:background-color="#ffffff" style:font-weight-asian="normal" style:font-weight-complex="normal"/>
    </style:style>
    <style:style style:name="T8" style:family="text">
      <style:text-properties fo:color="#000000" fo:font-weight="normal" officeooo:rsid="001af6cc" fo:background-color="#ffffff" style:font-weight-asian="normal" style:font-weight-complex="normal"/>
    </style:style>
    <style:style style:name="T9" style:family="text">
      <style:text-properties fo:color="#000000" fo:font-weight="normal" officeooo:rsid="001baa81" fo:background-color="#ffffff" style:font-weight-asian="normal" style:font-weight-complex="normal"/>
    </style:style>
    <style:style style:name="T10" style:family="text">
      <style:text-properties officeooo:rsid="001ba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_1vq1mniy50fr"/>Ejercicio #10: Tienda de autoservicio</text:h>
      <text:p text:style-name="P5">La cadena de tiendas de autoservicio “El mandilón” cuenta con sucursales en C ciudades diferentes de la República, en cada ciudad cuenta con T tiendas y cada tienda cuenta con N empleados, asimismo, cada una registra lo que vende de manera individual cada empleado, cuánto fue lo que vendió cada tienda, cuánto se vendió en cada ciudad y cuánto recaudó la cadena en un solo día.</text:p>
      <text:p text:style-name="P1"><text:span text:style-name="T1">Realice un algoritmo para determinar lo anterior y represéntelo mediante un diagrama de flujo, </text:span><text:span text:style-name="T2">utilizando el ciclo apropiado.</text:span></text:p>
      <text:p text:style-name="P2"/>
      <text:p text:style-name="P6">INICIO</text:p>
      <text:p text:style-name="P6"><text:tab/>declara variables</text:p>
      <text:p text:style-name="P6"><text:tab/>entero cantidad<text:span text:style-name="T10">Ciudad</text:span>, totalTienda, tota<text:span text:style-name="T10">lCiudad</text:span>, totalEmpleados, totalCadena,</text:p>
      <text:p text:style-name="P6"><text:tab/><text:tab/>venta, ventaTienda, venta<text:span text:style-name="T10">Ciudad</text:span></text:p>
      <text:p text:style-name="P6"><text:tab/>escribe “Introduce el total de sucursales”</text:p>
      <text:p text:style-name="P6"><text:tab/>leer cantidad<text:span text:style-name="T10">Ciudad</text:span></text:p>
      <text:p text:style-name="P4"><text:span text:style-name="T3"><text:tab/></text:span><text:span text:style-name="T4">para (entero </text:span><text:span text:style-name="T5">i</text:span><text:span text:style-name="T4"> = 1, hasta </text:span><text:span text:style-name="T5">i</text:span><text:span text:style-name="T4"> =</text:span><text:span text:style-name="T6">=</text:span><text:span text:style-name="T7"> </text:span><text:span text:style-name="T5">cantidad</text:span><text:span text:style-name="T9">Ciudad</text:span><text:span text:style-name="T4">, entonces </text:span><text:span text:style-name="T5">i </text:span><text:span text:style-name="T4">= </text:span><text:span text:style-name="T5">i</text:span><text:span text:style-name="T4"> + 1</text:span><text:span text:style-name="T6">)</text:span></text:p>
      <text:p text:style-name="P4"><text:span text:style-name="T6"><text:tab/><text:tab/></text:span><text:span text:style-name="T5">escribe “Introduce el total de tiendas”</text:span></text:p>
      <text:p text:style-name="P7"><text:tab/><text:tab/>leer totalTienda</text:p>
      <text:p text:style-name="P4"><text:span text:style-name="T5"><text:tab/><text:tab/></text:span><text:span text:style-name="T4">para (entero </text:span><text:span text:style-name="T5">j</text:span><text:span text:style-name="T4"> = 1, hasta </text:span><text:span text:style-name="T5">j</text:span><text:span text:style-name="T4"> =</text:span><text:span text:style-name="T6">=</text:span><text:span text:style-name="T7"> </text:span><text:span text:style-name="T5">totalTienda</text:span><text:span text:style-name="T4">, entonces </text:span><text:span text:style-name="T5">j </text:span><text:span text:style-name="T4">= </text:span><text:span text:style-name="T5">j</text:span><text:span text:style-name="T4"> + 1</text:span><text:span text:style-name="T6">)</text:span></text:p>
      <text:p text:style-name="P4"><text:span text:style-name="T6"><text:tab/><text:tab/><text:tab/></text:span><text:span text:style-name="T5">escribe “Introduce el total de empleados”</text:span></text:p>
      <text:p text:style-name="P7"><text:tab/><text:tab/><text:tab/>leer totalEmpleados</text:p>
      <text:p text:style-name="P4"><text:span text:style-name="T5"><text:tab/><text:tab/><text:tab/></text:span><text:span text:style-name="T4">para (entero </text:span><text:span text:style-name="T5">k</text:span><text:span text:style-name="T4"> = 1, hasta </text:span><text:span text:style-name="T5">k</text:span><text:span text:style-name="T4"> =</text:span><text:span text:style-name="T6">=</text:span><text:span text:style-name="T7"> </text:span><text:span text:style-name="T5">totalEmpleados</text:span><text:span text:style-name="T4">, entonces </text:span><text:span text:style-name="T5">k </text:span><text:span text:style-name="T4">= </text:span><text:span text:style-name="T5">k</text:span><text:span text:style-name="T4"> + 1</text:span><text:span text:style-name="T6">)</text:span></text:p>
      <text:p text:style-name="P4"><text:span text:style-name="T6"><text:tab/><text:tab/><text:tab/><text:tab/></text:span><text:span text:style-name="T5">escribe “Introduce venta por empleado”</text:span></text:p>
      <text:p text:style-name="P7"><text:tab/><text:tab/><text:tab/><text:tab/>leer venta</text:p>
      <text:p text:style-name="P7"><text:tab/><text:tab/><text:tab/><text:tab/>ventaTienda = ventaTienda + ventaEmpleado</text:p>
      <text:p text:style-name="P7"><text:tab/><text:tab/><text:tab/>fin para</text:p>
      <text:p text:style-name="P7"><text:tab/><text:tab/>fin para</text:p>
      <text:p text:style-name="P4"><text:span text:style-name="T6"><text:tab/></text:span><text:span text:style-name="T5">fin para</text:span></text:p>
      <text:p text:style-name="P4"><text:span text:style-name="T5"><text:tab/></text:span><text:span text:style-name="T8">escribe “Venta por empleado es”, ventaEmpleado</text:span></text:p>
      <text:p text:style-name="P8"><text:tab/>escribe “Venta por tienda es”, ventaTienda</text:p>
      <text:p text:style-name="P9">FI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3:22:05</dc:date>
    <meta:generator>LibreOffice/3.6$Linux_x86 LibreOffice_project/360m1$Build-2</meta:generator>
    <meta:editing-duration>P0D</meta:editing-duration>
    <meta:editing-cycles>2</meta:editing-cycles>
    <meta:document-statistic meta:table-count="0" meta:image-count="0" meta:object-count="0" meta:page-count="1" meta:paragraph-count="25" meta:word-count="201" meta:character-count="1288" meta:non-whitespace-character-count="1070"/>
  </office:meta>
</office:document-meta>
</file>